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35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4.6cm" svg:height="1.7cm" svg:x="5.2cm" svg:y="4.9cm">
          <text:p text:style-name="P1">后端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2cm" svg:height="2.5cm" svg:x="13cm" svg:y="7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3" draw:id="id3" draw:layer="layout" svg:width="2.5cm" svg:height="2cm" svg:x="6.3cm" svg:y="8.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4.5cm" svg:height="1.7cm" svg:x="5.2cm" svg:y="1.3cm">
          <text:p text:style-name="P1">前端发送请求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layer="layout" svg:width="4.2cm" svg:height="3.1cm" svg:x="1.7cm" svg:y="7.6cm">
          <draw:text-box>
            <text:p>判断数据库中是否存在指定case</text:p>
          </draw:text-box>
        </draw:frame>
        <draw:line draw:style-name="gr4" draw:text-style-name="P1" draw:layer="layout" svg:x1="7.6cm" svg:y1="3.1cm" svg:x2="7.6cm" svg:y2="4.9cm">
          <text:p/>
        </draw:line>
        <draw:line draw:style-name="gr4" draw:text-style-name="P1" draw:layer="layout" svg:x1="7.6cm" svg:y1="6.5cm" svg:x2="7.6cm" svg:y2="8.1cm">
          <text:p/>
        </draw:line>
        <draw:line draw:style-name="gr5" draw:text-style-name="P1" draw:layer="layout" svg:x1="8.9cm" svg:y1="9.1cm" svg:x2="13cm" svg:y2="9.1cm">
          <text:p text:style-name="P1">true</text:p>
        </draw:line>
        <draw:custom-shape draw:style-name="gr2" draw:text-style-name="P1" xml:id="id1" draw:id="id1" draw:layer="layout" svg:width="3.2cm" svg:height="2.2cm" svg:x="17.8cm" svg:y="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4" draw:text-style-name="P1" draw:layer="layout" svg:x1="15.2cm" svg:y1="9.1cm" svg:x2="17.8cm" svg:y2="9.1cm">
          <text:p/>
        </draw:line>
        <draw:frame draw:style-name="gr6" draw:layer="layout" svg:width="6cm" svg:height="2.605cm" svg:x="20.6cm" svg:y="5.595cm">
          <draw:text-box>
            <text:p>根据查询条件找到历史case</text:p>
          </draw:text-box>
        </draw:frame>
        <draw:connector draw:style-name="gr4" draw:text-style-name="P1" draw:layer="layout" draw:type="lines" draw:line-skew="-1.699cm" svg:x1="19.4cm" svg:y1="8cm" svg:x2="9.8cm" svg:y2="5.75cm" draw:start-shape="id1" draw:start-glue-point="0" draw:end-shape="id2" draw:end-glue-point="7" svg:d="M19400 8000v-2200l-9098-50h-502">
          <text:p/>
        </draw:connector>
        <draw:rect draw:style-name="gr7" draw:text-style-name="P1" xml:id="id4" draw:id="id4" draw:layer="layout" svg:width="5.3cm" svg:height="2.6cm" svg:x="5.1cm" svg:y="11.9cm">
          <text:p text:style-name="P1">向任务池中写入</text:p>
          <text:p text:style-name="P1">当前任务</text:p>
        </draw:rect>
        <draw:connector draw:style-name="gr5" draw:text-style-name="P1" draw:layer="layout" draw:type="lines" svg:x1="7.55cm" svg:y1="10.1cm" svg:x2="7.75cm" svg:y2="11.9cm" draw:start-shape="id3" draw:start-glue-point="6" draw:end-shape="id4" draw:end-glue-point="0" svg:d="M7550 10100v502l200 797v501">
          <text:p text:style-name="P1">false</text:p>
        </draw:connector>
        <draw:custom-shape draw:style-name="gr2" draw:text-style-name="P1" xml:id="id5" draw:id="id5" draw:layer="layout" svg:width="2.2cm" svg:height="2.5cm" svg:x="14cm" svg:y="11.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draw:type="lines" svg:x1="10.4cm" svg:y1="13.2cm" svg:x2="14cm" svg:y2="13.15cm" draw:start-shape="id4" draw:start-glue-point="1" draw:end-shape="id5" draw:end-glue-point="6" svg:d="M10400 13200h501l2598-50h501">
          <text:p/>
        </draw:connector>
        <draw:custom-shape draw:style-name="gr2" draw:text-style-name="P1" xml:id="id6" draw:id="id6" draw:layer="layout" svg:width="2.5cm" svg:height="2cm" svg:x="13.9cm" svg:y="16.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layer="layout" svg:width="6.5cm" svg:height="1.893cm" svg:x="6.9cm" svg:y="16.4cm">
          <draw:text-box>
            <text:p>监听到有新的job时，处理</text:p>
          </draw:text-box>
        </draw:frame>
        <draw:connector draw:style-name="gr4" draw:text-style-name="P1" draw:layer="layout" draw:type="lines" svg:x1="15.1cm" svg:y1="14.4cm" svg:x2="15.15cm" svg:y2="16.4cm" draw:start-shape="id5" draw:start-glue-point="7" draw:end-shape="id6" draw:end-glue-point="4" svg:d="M15100 14400v502l50 997v501">
          <text:p/>
        </draw:connector>
        <draw:connector draw:style-name="gr4" draw:text-style-name="P1" draw:layer="layout" draw:type="lines" draw:line-skew="0.498cm" svg:x1="16.4cm" svg:y1="17.4cm" svg:x2="19.4cm" svg:y2="10.2cm" draw:start-shape="id6" draw:start-glue-point="7" draw:end-shape="id1" draw:end-glue-point="2" svg:d="M16400 17400h1000l2000-6698v-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han liu</meta:initial-creator>
    <meta:creation-date>2019-08-02T12:03:21.47</meta:creation-date>
    <dc:date>2019-08-02T12:13:47.06</dc:date>
    <dc:creator>sihan liu</dc:creator>
    <meta:editing-duration>PT10M17S</meta:editing-duration>
    <meta:editing-cycles>21</meta:editing-cycles>
    <meta:generator>OpenOffice/4.1.6$Win32 OpenOffice.org_project/416m1$Build-9790</meta:generator>
    <meta:document-statistic meta:object-count="20"/>
  </office:meta>
</office:document-meta>
</file>